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font-name="Courier New" fo:font-size="9pt" style:font-size-asian="9pt" style:font-size-complex="9pt"/>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6"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0,7 525">
            <text:p>test_Parser(primitives): 0,7 525</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0.7">
            <text:p>0,7 sec</text:p>
          </table:table-cell>
          <table:table-cell table:style-name="ce161" table:formula="of:=TESTSTAT(&quot;count&quot;; [.B46])" office:value-type="float" office:value="525">
            <text:p>525</text:p>
          </table:table-cell>
          <table:table-cell table:style-name="ce163" table:formula="of:=[.E46]/[.D46]" office:value-type="float" office:value="750">
            <text:p>750,0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1 601">
            <text:p>test_Parser(multiplicity): 1,1 601</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1">
            <text:p>1,1 sec</text:p>
          </table:table-cell>
          <table:table-cell table:style-name="ce161" table:formula="of:=TESTSTAT(&quot;count&quot;; [.B47])" office:value-type="float" office:value="601">
            <text:p>601</text:p>
          </table:table-cell>
          <table:table-cell table:style-name="ce163" table:formula="of:=[.E47]/[.D47]" office:value-type="float" office:value="546.363636363636">
            <text:p>546,4 a/sec</text:p>
          </table:table-cell>
          <table:table-cell table:number-columns-repeated="4"/>
        </table:table-row>
        <table:table-row table:style-name="ro6">
          <table:table-cell/>
          <table:table-cell table:formula="of:=TEST_PARSER(&quot;basic&quot;)" office:value-type="string" office:string-value="test_Parser(basic): 1,7 1209">
            <text:p>test_Parser(basic): 1,7 1209</text:p>
          </table:table-cell>
          <table:table-cell table:formula="of:=TESTSTAT(&quot;name&quot;; [.B48])" office:value-type="string" office:string-value="test_Parser(basic):">
            <text:p>test_Parser(basic):</text:p>
          </table:table-cell>
          <table:table-cell table:style-name="ce159" table:formula="of:=TESTSTAT(&quot;time&quot;; [.B48])" office:value-type="float" office:value="1.7">
            <text:p>1,7 sec</text:p>
          </table:table-cell>
          <table:table-cell table:style-name="ce161" table:formula="of:=TESTSTAT(&quot;count&quot;; [.B48])" office:value-type="float" office:value="1209">
            <text:p>1209</text:p>
          </table:table-cell>
          <table:table-cell table:style-name="ce163" table:formula="of:=[.E48]/[.D48]" office:value-type="float" office:value="711.176470588235">
            <text:p>711,2 a/sec</text:p>
          </table:table-cell>
          <table:table-cell table:number-columns-repeated="4"/>
        </table:table-row>
        <table:table-row table:style-name="ro6">
          <table:table-cell/>
          <table:table-cell table:formula="of:=TEST_PARSER(&quot;special&quot;)" office:value-type="string" office:string-value="test_Parser(special): 0,6 228">
            <text:p>test_Parser(special): 0,6 228</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6">
            <text:p>0,6 sec</text:p>
          </table:table-cell>
          <table:table-cell table:style-name="ce161" table:formula="of:=TESTSTAT(&quot;count&quot;; [.B49])" office:value-type="float" office:value="228">
            <text:p>228</text:p>
          </table:table-cell>
          <table:table-cell table:style-name="ce163" table:formula="of:=[.E49]/[.D49]" office:value-type="float" office:value="380">
            <text:p>380,0 a/sec</text:p>
          </table:table-cell>
          <table:table-cell table:number-columns-repeated="4"/>
        </table:table-row>
        <table:table-row table:style-name="ro6">
          <table:table-cell/>
          <table:table-cell table:formula="of:=TEST_PARSER(&quot;numbers&quot;)" office:value-type="string" office:string-value="test_Parser(numbers): 2,7 2015">
            <text:p>test_Parser(numbers): 2,7 2015</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7">
            <text:p>2,7 sec</text:p>
          </table:table-cell>
          <table:table-cell table:style-name="ce161" table:formula="of:=TESTSTAT(&quot;count&quot;; [.B50])" office:value-type="float" office:value="2015">
            <text:p>2015</text:p>
          </table:table-cell>
          <table:table-cell table:style-name="ce163" table:formula="of:=[.E50]/[.D50]" office:value-type="float" office:value="746.296296296296">
            <text:p>746,3 a/sec</text:p>
          </table:table-cell>
          <table:table-cell table:number-columns-repeated="4"/>
        </table:table-row>
        <table:table-row table:style-name="ro6">
          <table:table-cell/>
          <table:table-cell table:formula="of:=TEST_PARSER(&quot;types&quot;)" office:value-type="string" office:string-value="test_Parser(types): 4,3 3749">
            <text:p>test_Parser(types): 4,3 3749</text:p>
          </table:table-cell>
          <table:table-cell table:formula="of:=TESTSTAT(&quot;name&quot;; [.B51])" office:value-type="string" office:string-value="test_Parser(types):">
            <text:p>test_Parser(types):</text:p>
          </table:table-cell>
          <table:table-cell table:style-name="ce159" table:formula="of:=TESTSTAT(&quot;time&quot;; [.B51])" office:value-type="float" office:value="4.3">
            <text:p>4,3 sec</text:p>
          </table:table-cell>
          <table:table-cell table:style-name="ce161" table:formula="of:=TESTSTAT(&quot;count&quot;; [.B51])" office:value-type="float" office:value="3749">
            <text:p>3749</text:p>
          </table:table-cell>
          <table:table-cell table:style-name="ce163" table:formula="of:=[.E51]/[.D51]" office:value-type="float" office:value="871.860465116279">
            <text:p>871,9 a/sec</text:p>
          </table:table-cell>
          <table:table-cell table:number-columns-repeated="4"/>
        </table:table-row>
        <table:table-row table:style-name="ro6">
          <table:table-cell table:number-columns-repeated="3"/>
          <table:table-cell table:style-name="ce160" table:formula="of:=SUM([.D46:.D51])" office:value-type="float" office:value="11.1">
            <text:p>11,1 sec</text:p>
          </table:table-cell>
          <table:table-cell table:style-name="ce162" table:formula="of:=SUM([.E46:.E51])" office:value-type="float" office:value="8327">
            <text:p>8327</text:p>
          </table:table-cell>
          <table:table-cell table:style-name="ce164" table:formula="of:=[.E52]/[.D52]" office:value-type="float" office:value="750.18018018018">
            <text:p>750,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0 8322">
            <text:p>test_Parser(all): 10 8322</text:p>
          </table:table-cell>
          <table:table-cell table:formula="of:=TESTSTAT(&quot;name&quot;; [.B54])" office:value-type="string" office:string-value="test_Parser(all):">
            <text:p>test_Parser(all):</text:p>
          </table:table-cell>
          <table:table-cell table:style-name="ce159" table:formula="of:=TESTSTAT(&quot;time&quot;; [.B54])" office:value-type="float" office:value="10">
            <text:p>10,0 sec</text:p>
          </table:table-cell>
          <table:table-cell table:style-name="ce161" table:formula="of:=TESTSTAT(&quot;count&quot;; [.B54])" office:value-type="float" office:value="8322">
            <text:p>8322</text:p>
          </table:table-cell>
          <table:table-cell table:style-name="ce163" table:formula="of:=[.E54]/[.D54]" office:value-type="float" office:value="832.2">
            <text:p>832,2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3" office:value-type="string">
            <text:p>S ::= W* T W* ("+" S)?</text:p>
            <text:p>T ::= W* F W* ("*" T)?</text:p>
            <text:p>F ::= C | I | N | "(" S ")"</text:p>
            <text:p>C ::= [01]</text:p>
            <text:p>I ::= [A-Za-z]+</text:p>
            <text:p>N ::= "!" W* F</text:p>
            <text:p>W ::= [ \t]</text:p>
          </table:table-cell>
          <table:table-cell table:style-name="ce153" table:formula="of:=TEST_AST([.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3" office:value-type="string">
            <text:p>A+B*!C</text:p>
          </table:table-cell>
          <table:table-cell table:style-name="ce157" table:formula="of:=TEST_PRSLOGIC_PLOGIC_DT([.A60])" office:value-type="string" office:string-value="─S&#13;&#10; ├─(*):W&#13;&#10; ├─T&#13;&#10; │ ├─(*):W&#13;&#10; │ ├─F&#13;&#10; │ │ └─I&#13;&#10; │ │   └─'A'&#13;&#10; │ ├─(*):W&#13;&#10; │ └─(?):(...)&#13;&#10; ├─(*):W&#13;&#10; └─(?):(...)&#13;&#10;      ├─'+'&#13;&#10;      ├─(*):W&#13;&#10;      └─S&#13;&#10;        ├─(*):W&#13;&#10;        ├─T&#13;&#10;        │ ├─(*):W&#13;&#10;        │ ├─F&#13;&#10;        │ │ └─I&#13;&#10;        │ │   └─'B'&#13;&#10;        │ ├─(*):W&#13;&#10;        │ └─(?):(...)&#13;&#10;        │      ├─'*'&#13;&#10;        │      ├─(*):W&#13;&#10;        │      └─T&#13;&#10;        │        ├─(*):W&#13;&#10;        │        ├─F&#13;&#10;        │        │ └─N&#13;&#10;        │        │   ├─'!'&#13;&#10;        │        │   ├─(*):W&#13;&#10;        │        │   └─F&#13;&#10;        │        │     └─I&#13;&#10;        │        │       └─'C'&#13;&#10;        │        ├─(*):W&#13;&#10;        │        └─(?):(...)&#13;&#10;        ├─(*):W&#13;&#10;        └─(?):(...)">
            <text:p>─S<text:line-break/> ├─(*):W<text:line-break/> ├─T<text:line-break/> │ ├─(*):W<text:line-break/> │ ├─F<text:line-break/> │ │ └─I<text:line-break/> │ │ <text:s text:c="2"/>└─'A'<text:line-break/> │ ├─(*):W<text:line-break/> │ └─(?):(...)<text:line-break/> ├─(*):W<text:line-break/> └─(?):(...)<text:line-break/> <text:s text:c="5"/>├─'+'<text:line-break/> <text:s text:c="5"/>├─(*):W<text:line-break/> <text:s text:c="5"/>└─S<text:line-break/> <text:s text:c="7"/>├─(*):W<text:line-break/> <text:s text:c="7"/>├─T<text:line-break/> <text:s text:c="7"/>│ ├─(*):W<text:line-break/> <text:s text:c="7"/>│ ├─F<text:line-break/> <text:s text:c="7"/>│ │ └─I<text:line-break/> <text:s text:c="7"/>│ │ <text:s text:c="2"/>└─'B'<text:line-break/> <text:s text:c="7"/>│ ├─(*):W<text:line-break/> <text:s text:c="7"/>│ └─(?):(...)<text:line-break/> <text:s text:c="7"/>│ <text:s text:c="5"/>├─'*'<text:line-break/> <text:s text:c="7"/>│ <text:s text:c="5"/>├─(*):W<text:line-break/> <text:s text:c="7"/>│ <text:s text:c="5"/>└─T<text:line-break/> <text:s text:c="7"/>│ <text:s text:c="7"/>├─(*):W<text:line-break/> <text:s text:c="7"/>│ <text:s text:c="7"/>├─F<text:line-break/> <text:s text:c="7"/>│ <text:s text:c="7"/>│ └─N<text:line-break/> <text:s text:c="7"/>│ <text:s text:c="7"/>│ <text:s text:c="2"/>├─'!'<text:line-break/> <text:s text:c="7"/>│ <text:s text:c="7"/>│ <text:s text:c="2"/>├─(*):W<text:line-break/> <text:s text:c="7"/>│ <text:s text:c="7"/>│ <text:s text:c="2"/>└─F<text:line-break/> <text:s text:c="7"/>│ <text:s text:c="7"/>│ <text:s text:c="4"/>└─I<text:line-break/> <text:s text:c="7"/>│ <text:s text:c="7"/>│ <text:s text:c="6"/>└─'C'<text:line-break/> <text:s text:c="7"/>│ <text:s text:c="7"/>├─(*):W<text:line-break/> <text:s text:c="7"/>│ <text:s text:c="7"/>└─(?):(...)<text:line-break/> <text:s text:c="7"/>├─(*):W<text:line-break/> <text:s text:c="7"/>└─(?):(...)</text:p>
          </table:table-cell>
          <table:table-cell table:number-columns-repeated="8"/>
        </table:table-row>
        <table:table-row table:style-name="ro10">
          <table:table-cell table:style-name="ce153" office:value-type="string">
            <text:p>pLogic_dt</text:p>
          </table:table-cell>
          <table:table-cell table:style-name="ce153" table:formula="of:=TPARSER_TOSTRING([.A61])" office:value-type="string" office:string-value="S where&#13;&#10;S ::= (do a0 &lt;- (do a1 &lt;- W* &gt;&gt;= return ° (mkDtMult '(*):W')&#13;&#10;                    a2 &lt;- T&#13;&#10;                    a3 &lt;- W* &gt;&gt;= return ° (mkDtMult '(*):W')&#13;&#10;                    a4 &lt;- (do a5 &lt;- (str '+') &gt;&gt;= return ° mkDtTerminal&#13;&#10;                              a6 &lt;- W* &gt;&gt;= return ° (mkDtMult '(*):W')&#13;&#10;                              a7 &lt;- S&#13;&#10;                           return [a5, a6, a7]&#13;&#10;                          )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str 'A') &gt;&gt;= return ° mkDtTerminal&#13;&#10;              | (str 'B') &gt;&gt;= return ° mkDtTerminal&#13;&#10;              | (str 'C') &gt;&gt;= return ° mkDtTerminal&#13;&#10;              | (str 'D') &gt;&gt;= return ° mkDtTerminal&#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str 'A') &gt;&gt;= return ° mkDtTerminal<text:line-break/> <text:s text:c="13"/>| (str 'B') &gt;&gt;= return ° mkDtTerminal<text:line-break/> <text:s text:c="13"/>| (str 'C') &gt;&gt;= return ° mkDtTerminal<text:line-break/> <text:s text:c="13"/>| (str 'D') &gt;&gt;= return ° mkDtTerminal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str '0') &gt;&gt;= \_.return 0&#13;&#10;           | (str '1') &gt;&gt;= \_.return 1">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str '0') &gt;&gt;= \_.return 0<text:line-break/> <text:s text:c="10"/>| (str '1') &gt;&gt;= \_.return 1</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 \t])*&#13;&#10;                 a0 &lt;- NonArrow&#13;&#10;                  _ &lt;- ([ \t])*&#13;&#10;                 a1 &lt;- ((str '-&gt;') &gt;&gt;= \_.TypeExpr)?&#13;&#10;              return (maybeMakeArrowType a0 a1)&#13;&#10;             )&#13;&#10;NonArrow ::= BaseType&#13;&#10;           | TypeVar&#13;&#10;           | ListType&#13;&#10;           | ParensTyEx&#13;&#10;           | (do a0 &lt;- (do a1 &lt;- [A-Z]&#13;&#10;                           a2 &lt;- [a-z]+&#13;&#10;                        return ((foldl concat) a1 a2)&#13;&#10;                       )&#13;&#10;                 a3 &lt;- (([ \t])+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
            <text:p>TypeExpr where<text:line-break/>TypeExpr ::= (do <text:s/>_ &lt;- ([ \t])*<text:line-break/> <text:s text:c="16"/>a0 &lt;- NonArrow<text:line-break/> <text:s text:c="17"/>_ &lt;- ([ \t])*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 \t])+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5.05.2017</text:date>, <text:time>14:09:3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5T14:09:30.79</dc:date>
    <meta:editing-duration>P149DT13H52M59S</meta:editing-duration>
    <meta:editing-cycles>506</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Dim result As Variant
	result = mkParser("many1", p)
	result.st0 = p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Static result As Object
	If isNull(result) Then
		Dim loAsc As Integer, hiAsc As Integer
		loAsc = Asc(lo)
		hiAsc = Asc(hi)
		result = pSat(compose(inRange(Asc(lo), Asc(hi)), Fn.asc))
		result.str = "[" &amp; lo &amp; "-" &amp; hi &amp; "]"
	End If
	pRange = result
End Function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assert_toStr(pMany1(pWhite),					"(" + toString(pWhite) &amp; ")+").x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toDerivationP(Optional ByVal p As Object)
	Dim result As Variant
	If isMissing(p) Then
		result = Fn.toDerivationP
	Else
		Dim seen As Object
		seen = nil
		result = _toDerivationP(p, seen, False)
		While Not(isNil(seen))
			p = car(seen)
			p.st2 = False
			p.st3 = Empty
			seen = cdr(seen)
		Wend
	End If
	toDerivationP = result
End Function

Function dtMultLabel(m As String, p As Object)
	Dim t As String
	Select Case p.tp
		Case "item"	:	t = "." 
		Case "str":		t = toString(p.st(0))
		Case "choice":	t = "(..|..)"
		Case "seq":		t = "(...)"
		Case "ind":		t = getPIndName(p)
		Case Else
			croak("dtMultLabel: cannot handle .tp=" &amp; toString(p.tp))
	End Select
	dtMultLabel = "(" &amp; m &amp; "):" &amp; t
End Function

Const typ_Parser_ASN = "Parser ASN"
Const typ_Parser_List_ASN = "Parser [ASN]"

Function _toDerivationP( _
	ByVal p As Object, _
	ByRef seen As Object, _
	ByVal wantList As Boolean _
)
	Dim result As Variant
	Dim f As Object, s As String, q As Object, r As Object
	Dim qs As Object, rs As Object
	If isPMany(p) Then ' p is of shape (many1 q) +++ (return nil)
		q = p.st0.st0
		s = dtMultLabel("*", q)
		f = mkDtMult(s)
		q = _toDerivationP(q, seen, False)
		If q.typ = typ_Parser_List_ASN Then
			f = compose(f, mkDtNonterminal("(...)"))
		End If
		'result = pSeq(Array(pMany(q)), f)
		result = pBind(pMany(q), compose(pReturn, f))
		result.typ = typ_Parser_ASN
	ElseIf isPZeroOrOne(p) Then ' p is of shape q +++ (return Empty)
		q = p.st0
		s = dtMultLabel("?", q)
		f = mkDtMult(s)
		q = _toDerivationP(q, seen, True)
		If q.typ = typ_Parser_ASN Then
			f = compose(f, swap(cons, nil))
		End If
		'result = pSeq(Array(pChoice(q, pReturn(nil))), f)
		result = pBind(pChoice(q, pReturn(nil)), compose(pReturn, f))
		result.typ = typ_Parser_ASN
	Else
		Select Case p.tp
			Case "item"
				f = mkDtCClass("(.)")
				result = pBind(p, compose(pReturn, f))
				'result = pSeq(Array(p),f)
				result.typ = typ_Parser_ASN
			Case "str"
				f = mkDtTerminal
				result = pBind(p, compose(pReturn, f))
				'result = pSeq(Array(p), f)
				result.typ = typ_Parser_ASN
			Case "choice"
				q = _toDerivationP(p.st0, seen, wantList)
				r = _toDerivationP(p.st1, seen, wantList)
				If q.typ &lt;&gt; r.typ Then
					If q.typ = typ_Parser_ASN Then
						q = pBind(q, compose(pReturn, swap(cons, nil)))
					Else
						r = pBind(rq, compose(pReturn, swap(cons, nil)))
					End If
				End If
				result = pChoice(q, r)
				result.typ = q.typ
			Case "many1"
				q = p.st0
				s = dtMultLabel("+", q)
				f = mkDtMult(s)
				q = _toDerivationP(q, seen, False)
				If q.typ = typ_Parser_List_ASN Then
					f = compose(f, mkDtNonterminal("(...)"))
				End If
				'result = pSeq(Array(pMany1(q)), f)
				result = pBind(pMany1(q), compose(pReturn, f))
				result.typ = typ_Parser_ASN
			Case "seq" ' only simple sequences supported here
				f = p.st(1)
				If (getFnName(f) = getFnName(Fn.id)) Then
					qs = toList(p.st(0))
					rs = nil
					While Not(isNil(qs))
						q = car(qs)
						q = _toDerivationP(q, seen, True)
						If q.typ = typ_Parser_List_ASN Then
							q = pBind(q, compose(pReturn, _
								mkDtNonterminal("(...)")))
						End If
						rs = cons(q, rs)
						qs = cdr(qs)
					Wend
					result = pSeqL( _
						toArray(reverse(rs)), _
						id _
					)
					result.typ = typ_Parser_List_ASN			
				'ElseIf isApplyToListId(f) Then
				Else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True)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 -------------------------
	' pMany under toDerivationP

	Dim termEps As Object, termZ As Object, termZY As Object
	termEps = mkDtTerminal("")
	termZ   = mkDtTerminal("z")
	termZY	= mkDtTerminal("zy")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foldl1(pChoice, List( _
				pStr("A"), _
				pStr("B"), _
				pStr("C"), _
				pStr("D")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